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44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47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fo:background-color="#cccc99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3caff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ackground-color="#00ffff"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[$Road.$H$2:.$H$3])" table:allow-empty-cell="false" table:display-list="unsorted" table:base-cell-address="Road.A30">
          <table:error-message table:message-type="stop" table:display="true"/>
        </table:content-validation>
        <table:content-validation table:name="val2" table:condition="of:cell-content-is-in-list(&quot;STRAIGHT&quot;;&quot;CURVE&quot;;&quot;END&quot;)" table:allow-empty-cell="false" table:display-list="unsorted" table:base-cell-address="Road.A50"/>
        <table:content-validation table:name="val3" table:condition="of:cell-content-is-in-list([$Road.$H$5:.$H$7])" table:allow-empty-cell="false" table:display-list="unsorted" table:base-cell-address="Road.B30">
          <table:error-message table:message-type="stop" table:display="true"/>
        </table:content-validation>
        <table:content-validation table:name="val4" table:condition="of:cell-content-is-in-list(&quot;25&quot;;&quot;50&quot;;&quot;100&quot;)" table:allow-empty-cell="false" table:display-list="unsorted" table:base-cell-address="Road.B2">
          <table:error-message table:message-type="stop" table:display="true"/>
        </table:content-validation>
        <table:content-validation table:name="val5" table:condition="of:cell-content-is-in-list([$Road.$H$9:.$H$12])" table:allow-empty-cell="false" table:display-list="unsorted" table:base-cell-address="Road.C30">
          <table:error-message table:message-type="stop" table:display="true"/>
        </table:content-validation>
        <table:content-validation table:name="val6" table:condition="of:cell-content-is-in-list(&quot;-6&quot;;&quot;-4&quot;;&quot;-2&quot;;&quot;0&quot;;&quot;2&quot;;&quot;4&quot;;&quot;6&quot;)" table:allow-empty-cell="false" table:display-list="unsorted" table:base-cell-address="Road.C50">
          <table:error-message table:message-type="stop" table:display="true"/>
        </table:content-validation>
        <table:content-validation table:name="val7" table:condition="of:cell-content-is-in-list([$Road.$H$14:.$H$16])" table:allow-empty-cell="false" table:display-list="unsorted" table:base-cell-address="Road.D30">
          <table:error-message table:message-type="stop" table:display="true"/>
        </table:content-validation>
        <table:content-validation table:name="val8" table:condition="of:cell-content-is-in-list([$Road.$H$18:.$H$21])" table:allow-empty-cell="false" table:display-list="unsorted" table:base-cell-address="Road.E30">
          <table:error-message table:message-type="stop" table:display="true"/>
        </table:content-validation>
        <table:content-validation table:name="val9" table:condition="of:cell-content-is-in-list(&quot;-60&quot;;&quot;-40&quot;;&quot;-20&quot;;&quot;0&quot;;&quot;20&quot;;&quot;40&quot;;&quot;60&quot;)" table:allow-empty-cell="false" table:display-list="unsorted" table:base-cell-address="Road.D2">
          <table:error-message table:message-type="stop" table:display="true"/>
        </table:content-validation>
        <table:content-validation table:name="val10" table:condition="of:cell-content-is-in-list([$Road.$H$23:.$H$25])" table:allow-empty-cell="false" table:display-list="unsorted" table:base-cell-address="Road.F30">
          <table:error-message table:message-type="stop" table:display="true"/>
        </table:content-validation>
        <table:content-validation table:name="val11" table:condition="of:cell-content-is-in-list([$Road.$K$2:.$K$3])" table:allow-empty-cell="true" table:display-list="unsorted" table:base-cell-address="Map01.B301">
          <table:error-message table:message-type="stop" table:display="true"/>
        </table:content-validation>
        <table:content-validation table:name="val12" table:condition="of:cell-content-is-in-list([$Road.$K$2])" table:allow-empty-cell="true" table:display-list="unsorted" table:base-cell-address="Map01.B1000">
          <table:error-message table:message-type="stop" table:display="true"/>
        </table:content-validation>
        <table:content-validation table:name="val13" table:condition="of:cell-content-is-in-list([$Road.$K$16:$Road.$K$19])" table:allow-empty-cell="true" table:display-list="unsorted" table:base-cell-address="Map01.E301">
          <table:error-message table:message-type="stop" table:display="true"/>
        </table:content-validation>
        <table:content-validation table:name="val14" table:condition="of:cell-content-is-in-list([$Road.$K$16:$Road.$K$19])" table:allow-empty-cell="true" table:display-list="unsorted" table:base-cell-address="Map01.E1000">
          <table:error-message table:message-type="stop" table:display="true"/>
        </table:content-validation>
        <table:content-validation table:name="val15" table:condition="of:cell-content-is-in-list([$Road.$K$16:$Road.$K$19])" table:allow-empty-cell="true" table:display-list="unsorted" table:base-cell-address="Map03.C2">
          <table:error-message table:message-type="stop" table:display="true"/>
        </table:content-validation>
        <table:content-validation table:name="val16" table:condition="of:cell-content-is-in-list([$Road.$K$16:$Road.$K$19])" table:allow-empty-cell="true" table:display-list="unsorted" table:base-cell-address="Map04.C2">
          <table:error-message table:message-type="stop" table:display="true"/>
        </table:content-validation>
      </table:content-validations>
      <table:table table:name="Road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nGenerateSegment" form:control-implementation="ooo:com.sun.star.form.component.CommandButton" xml:id="control1" form:id="control1" form:label="Generate Segment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Export.GenerateSegments?language=Basic&amp;location=document" xlink:type="simple"/>
              </office:event-listeners>
            </form:button>
            <form:button form:name="btnExport" form:control-implementation="ooo:com.sun.star.form.component.CommandButton" xml:id="control2" form:id="control2" form:label="Export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Export.Main?language=Basic&amp;location=document" xlink:type="simple"/>
              </office:event-listeners>
            </form:button>
          </form:form>
        </office:forms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table:formula="of:=[.G2]" office:value-type="string" office:string-value="Command">
            <text:p>Command</text:p>
          </table:table-cell>
          <table:table-cell table:style-name="ce1" table:formula="of:=[.G5]" office:value-type="string" office:string-value="Length">
            <text:p>Length</text:p>
          </table:table-cell>
          <table:table-cell table:style-name="ce1" table:formula="of:=[.G9]" office:value-type="string" office:string-value="Curve">
            <text:p>Curve</text:p>
          </table:table-cell>
          <table:table-cell table:style-name="ce1" table:formula="of:=[.G14]" office:value-type="string" office:string-value="CurveDir">
            <text:p>CurveDir</text:p>
          </table:table-cell>
          <table:table-cell table:style-name="ce1" table:formula="of:=[.G18]" office:value-type="string" office:string-value="Hill">
            <text:p>Hill</text:p>
          </table:table-cell>
          <table:table-cell table:style-name="ce1" table:formula="of:=[.G23]" office:value-type="string" office:string-value="HillDir">
            <text:p>HillDir</text:p>
          </table:table-cell>
          <table:table-cell table:style-name="ce1" office:value-type="string" table:number-columns-spanned="3" table:number-rows-spanned="1">
            <text:p>Infomation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Infomation</text:p>
          </table:table-cell>
          <table:covered-table-cell table:style-name="ce1"/>
          <table:table-cell table:style-name="ce1" office:value-type="string">
            <text:p>FrameId</text:p>
          </table:table-cell>
        </table:table-row>
        <table:table-row table:style-name="ro1">
          <table:table-cell table:style-name="ce2" table:content-validation-name="val1" office:value-type="string">
            <text:p>Straight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None</text:p>
          </table:table-cell>
          <table:table-cell table:style-name="ce2" table:content-validation-name="val8" office:value-type="string">
            <text:p>Low</text:p>
          </table:table-cell>
          <table:table-cell table:style-name="ce2" table:content-validation-name="val10" office:value-type="string">
            <text:p>Down</text:p>
          </table:table-cell>
          <table:table-cell table:style-name="ce4" office:value-type="string" table:number-columns-spanned="1" table:number-rows-spanned="3">
            <text:p>Command</text:p>
          </table:table-cell>
          <table:table-cell table:style-name="ce5" office:value-type="string">
            <text:p>Straight</text:p>
          </table:table-cell>
          <table:table-cell table:style-name="ce6" office:value-type="float" office:value="0">
            <text:p>0</text:p>
          </table:table-cell>
          <table:table-cell table:style-name="ce1" office:value-type="string">
            <text:p>Decoration</text:p>
          </table:table-cell>
          <table:table-cell table:style-name="ce5" office:value-type="string">
            <text:p>Tree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2" table:content-validation-name="val1" office:value-type="string">
            <text:p>Curve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Left</text:p>
          </table:table-cell>
          <table:table-cell table:style-name="ce2" table:content-validation-name="val8" office:value-type="string">
            <text:p>None</text:p>
          </table:table-cell>
          <table:table-cell table:style-name="ce2" table:content-validation-name="val10" office:value-type="string">
            <text:p>None</text:p>
          </table:table-cell>
          <table:covered-table-cell table:style-name="ce4"/>
          <table:table-cell table:style-name="ce5" office:value-type="string">
            <text:p>Curve</text:p>
          </table:table-cell>
          <table:table-cell table:style-name="ce6" office:value-type="float" office:value="1">
            <text:p>1</text:p>
          </table:table-cell>
          <table:table-cell table:style-name="ce1"/>
          <table:table-cell table:style-name="ce5" office:value-type="string">
            <text:p>HouseLeft1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table:style-name="ce2" table:content-validation-name="val1" office:value-type="string">
            <text:p>Curve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Right</text:p>
          </table:table-cell>
          <table:table-cell table:style-name="ce2" table:content-validation-name="val8" office:value-type="string">
            <text:p>None</text:p>
          </table:table-cell>
          <table:table-cell table:style-name="ce2" table:content-validation-name="val10" office:value-type="string">
            <text:p>None</text:p>
          </table:table-cell>
          <table:covered-table-cell table:style-name="ce4"/>
          <table:table-cell table:style-name="ce5"/>
          <table:table-cell table:style-name="ce6"/>
          <table:table-cell table:style-name="ce1"/>
          <table:table-cell table:style-name="ce5" office:value-type="string">
            <text:p>HouseLeft2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table:style-name="ce2" table:content-validation-name="val1" office:value-type="string">
            <text:p>Curve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Left</text:p>
          </table:table-cell>
          <table:table-cell table:style-name="ce2" table:content-validation-name="val8" office:value-type="string">
            <text:p>High</text:p>
          </table:table-cell>
          <table:table-cell table:style-name="ce2" table:content-validation-name="val10" office:value-type="string">
            <text:p>Down</text:p>
          </table:table-cell>
          <table:table-cell table:style-name="ce4" office:value-type="string" table:number-columns-spanned="1" table:number-rows-spanned="4">
            <text:p>Length</text:p>
          </table:table-cell>
          <table:table-cell table:style-name="ce5" office:value-type="string">
            <text:p>Short</text:p>
          </table:table-cell>
          <table:table-cell table:style-name="ce6" office:value-type="float" office:value="25">
            <text:p>25</text:p>
          </table:table-cell>
          <table:table-cell table:style-name="ce1"/>
          <table:table-cell table:style-name="ce5" office:value-type="string">
            <text:p>HouseLeft3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 table:style-name="ce2" table:content-validation-name="val1" office:value-type="string">
            <text:p>Curve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Right</text:p>
          </table:table-cell>
          <table:table-cell table:style-name="ce2" table:content-validation-name="val8" office:value-type="string">
            <text:p>High</text:p>
          </table:table-cell>
          <table:table-cell table:style-name="ce2" table:content-validation-name="val10" office:value-type="string">
            <text:p>Up</text:p>
          </table:table-cell>
          <table:covered-table-cell table:style-name="ce4"/>
          <table:table-cell table:style-name="ce5" office:value-type="string">
            <text:p>Medium</text:p>
          </table:table-cell>
          <table:table-cell table:style-name="ce6" office:value-type="float" office:value="50">
            <text:p>50</text:p>
          </table:table-cell>
          <table:table-cell table:style-name="ce1"/>
          <table:table-cell table:style-name="ce5" office:value-type="string">
            <text:p>HouseLeft4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table:style-name="ce2" table:content-validation-name="val1" office:value-type="string">
            <text:p>Straight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None</text:p>
          </table:table-cell>
          <table:table-cell table:style-name="ce2" table:content-validation-name="val7" office:value-type="string">
            <text:p>None</text:p>
          </table:table-cell>
          <table:table-cell table:style-name="ce2" table:content-validation-name="val8" office:value-type="string">
            <text:p>None</text:p>
          </table:table-cell>
          <table:table-cell table:style-name="ce2" table:content-validation-name="val10" office:value-type="string">
            <text:p>None</text:p>
          </table:table-cell>
          <table:covered-table-cell table:style-name="ce4"/>
          <table:table-cell table:style-name="ce5" office:value-type="string">
            <text:p>Long</text:p>
          </table:table-cell>
          <table:table-cell table:style-name="ce6" office:value-type="float" office:value="100">
            <text:p>100</text:p>
          </table:table-cell>
          <table:table-cell table:style-name="ce1"/>
          <table:table-cell table:style-name="ce5" office:value-type="string">
            <text:p>HouseRight1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table:style-name="ce2" table:content-validation-name="val1" office:value-type="string">
            <text:p>Curve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None</text:p>
          </table:table-cell>
          <table:table-cell table:style-name="ce2" table:content-validation-name="val8" office:value-type="string">
            <text:p>High</text:p>
          </table:table-cell>
          <table:table-cell table:style-name="ce2" table:content-validation-name="val10" office:value-type="string">
            <text:p>Down</text:p>
          </table:table-cell>
          <table:covered-table-cell table:style-name="ce4"/>
          <table:table-cell table:style-name="ce5"/>
          <table:table-cell table:style-name="ce6"/>
          <table:table-cell table:style-name="ce1"/>
          <table:table-cell table:style-name="ce5" office:value-type="string">
            <text:p>HouseRight2</text:p>
          </table:table-cell>
          <table:table-cell table:style-name="ce6" office:value-type="float" office:value="7">
            <text:p>7</text:p>
          </table:table-cell>
        </table:table-row>
        <table:table-row table:style-name="ro1">
          <table:table-cell table:style-name="ce2" table:content-validation-name="val1" office:value-type="string">
            <text:p>Curve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Left</text:p>
          </table:table-cell>
          <table:table-cell table:style-name="ce2" table:content-validation-name="val8" office:value-type="string">
            <text:p>High</text:p>
          </table:table-cell>
          <table:table-cell table:style-name="ce2" table:content-validation-name="val10" office:value-type="string">
            <text:p>Up</text:p>
          </table:table-cell>
          <table:table-cell table:style-name="ce4" office:value-type="string" table:number-columns-spanned="1" table:number-rows-spanned="5">
            <text:p>Curve</text:p>
          </table:table-cell>
          <table:table-cell table:style-name="ce5" office:value-type="string">
            <text:p>None</text:p>
          </table:table-cell>
          <table:table-cell table:style-name="ce6" office:value-type="float" office:value="0">
            <text:p>0</text:p>
          </table:table-cell>
          <table:table-cell table:style-name="ce1"/>
          <table:table-cell table:style-name="ce5" office:value-type="string">
            <text:p>HouseRight3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2" table:content-validation-name="val1" office:value-type="string">
            <text:p>Straight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None</text:p>
          </table:table-cell>
          <table:table-cell table:style-name="ce2" table:content-validation-name="val8" office:value-type="string">
            <text:p>Low</text:p>
          </table:table-cell>
          <table:table-cell table:style-name="ce2" table:content-validation-name="val10" office:value-type="string">
            <text:p>Down</text:p>
          </table:table-cell>
          <table:covered-table-cell table:style-name="ce4"/>
          <table:table-cell table:style-name="ce5" office:value-type="string">
            <text:p>Easy</text:p>
          </table:table-cell>
          <table:table-cell table:style-name="ce6" office:value-type="float" office:value="2">
            <text:p>2</text:p>
          </table:table-cell>
          <table:table-cell table:style-name="ce1"/>
          <table:table-cell table:style-name="ce5" office:value-type="string">
            <text:p>HouseRight4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2" table:content-validation-name="val1" office:value-type="string">
            <text:p>Curve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Right</text:p>
          </table:table-cell>
          <table:table-cell table:style-name="ce2" table:content-validation-name="val8" office:value-type="string">
            <text:p>None</text:p>
          </table:table-cell>
          <table:table-cell table:style-name="ce2" table:content-validation-name="val10" office:value-type="string">
            <text:p>None</text:p>
          </table:table-cell>
          <table:covered-table-cell table:style-name="ce4"/>
          <table:table-cell table:style-name="ce5" office:value-type="string">
            <text:p>Medium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5" office:value-type="string">
            <text:p>Cloud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2" table:content-validation-name="val1" office:value-type="string">
            <text:p>Curve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Left</text:p>
          </table:table-cell>
          <table:table-cell table:style-name="ce2" table:content-validation-name="val8" office:value-type="string">
            <text:p>None</text:p>
          </table:table-cell>
          <table:table-cell table:style-name="ce2" table:content-validation-name="val10" office:value-type="string">
            <text:p>None</text:p>
          </table:table-cell>
          <table:covered-table-cell table:style-name="ce4"/>
          <table:table-cell table:style-name="ce5" office:value-type="string">
            <text:p>Hard</text:p>
          </table:table-cell>
          <table:table-cell table:style-name="ce6" office:value-type="float" office:value="6">
            <text:p>6</text:p>
          </table:table-cell>
          <table:table-cell table:style-name="ce1"/>
          <table:table-cell table:style-name="ce5" office:value-type="string">
            <text:p>Floor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2" table:content-validation-name="val1" office:value-type="string">
            <text:p>Curve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Right</text:p>
          </table:table-cell>
          <table:table-cell table:style-name="ce2" table:content-validation-name="val8" office:value-type="string">
            <text:p>High</text:p>
          </table:table-cell>
          <table:table-cell table:style-name="ce2" table:content-validation-name="val10" office:value-type="string">
            <text:p>Down</text:p>
          </table:table-cell>
          <table:covered-table-cell table:style-name="ce4"/>
          <table:table-cell table:style-name="ce5"/>
          <table:table-cell table:style-name="ce6"/>
          <table:table-cell table:style-name="ce1"/>
          <table:table-cell table:style-name="ce5" office:value-type="string">
            <text:p>Flag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2" table:content-validation-name="val1" office:value-type="string">
            <text:p>Curve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Hard</text:p>
          </table:table-cell>
          <table:table-cell table:style-name="ce2" table:content-validation-name="val7" office:value-type="string">
            <text:p>Left</text:p>
          </table:table-cell>
          <table:table-cell table:style-name="ce2" table:content-validation-name="val8" office:value-type="string">
            <text:p>High</text:p>
          </table:table-cell>
          <table:table-cell table:style-name="ce2" table:content-validation-name="val10" office:value-type="string">
            <text:p>Up</text:p>
          </table:table-cell>
          <table:table-cell table:style-name="ce4" office:value-type="string" table:number-columns-spanned="1" table:number-rows-spanned="4">
            <text:p>CurveDir</text:p>
          </table:table-cell>
          <table:table-cell table:style-name="ce5" office:value-type="string">
            <text:p>None</text:p>
          </table:table-cell>
          <table:table-cell table:style-name="ce6" office:value-type="float" office:value="0">
            <text:p>0</text:p>
          </table:table-cell>
          <table:table-cell table:style-name="ce1"/>
          <table:table-cell table:style-name="ce5" office:value-type="string">
            <text:p>TreeMix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2" table:content-validation-name="val1" office:value-type="string">
            <text:p>Straight</text:p>
          </table:table-cell>
          <table:table-cell table:style-name="ce2" table:content-validation-name="val3" office:value-type="string">
            <text:p>Short</text:p>
          </table:table-cell>
          <table:table-cell table:style-name="ce2" table:content-validation-name="val5" office:value-type="string">
            <text:p>None</text:p>
          </table:table-cell>
          <table:table-cell table:style-name="ce2" table:content-validation-name="val7" office:value-type="string">
            <text:p>None</text:p>
          </table:table-cell>
          <table:table-cell table:style-name="ce2" table:content-validation-name="val8" office:value-type="string">
            <text:p>None</text:p>
          </table:table-cell>
          <table:table-cell table:style-name="ce2" table:content-validation-name="val10" office:value-type="string">
            <text:p>None</text:p>
          </table:table-cell>
          <table:covered-table-cell table:style-name="ce4"/>
          <table:table-cell table:style-name="ce5" office:value-type="string">
            <text:p>Left</text:p>
          </table:table-cell>
          <table:table-cell table:style-name="ce6" office:value-type="float" office:value="-1">
            <text:p>-1</text:p>
          </table:table-cell>
          <table:table-cell table:style-name="ce1"/>
          <table:table-cell table:style-name="ce5" office:value-type="string">
            <text:p>TreeMixBrush</text:p>
          </table:table-cell>
          <table:table-cell table:style-name="ce6" office:value-type="float" office:value="14">
            <text:p>14</text:p>
          </table:table-cell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covered-table-cell table:style-name="ce4"/>
          <table:table-cell table:style-name="ce5" office:value-type="string">
            <text:p>Right</text:p>
          </table:table-cell>
          <table:table-cell table:style-name="ce6" office:value-type="float" office:value="1">
            <text:p>1</text:p>
          </table:table-cell>
          <table:table-cell table:style-name="ce1" office:value-type="string">
            <text:p>Obstacle</text:p>
          </table:table-cell>
          <table:table-cell table:style-name="ce5" office:value-type="string">
            <text:p>Item</text:p>
          </table:table-cell>
          <table:table-cell table:style-name="ce6" office:value-type="float" office:value="15">
            <text:p>15</text:p>
          </table:table-cell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covered-table-cell table:style-name="ce2"/>
          <table:table-cell table:style-name="ce5"/>
          <table:table-cell table:style-name="ce6"/>
          <table:table-cell table:style-name="ce1"/>
          <table:table-cell table:style-name="ce5" office:value-type="string">
            <text:p>Red Item</text:p>
          </table:table-cell>
          <table:table-cell table:style-name="ce6" office:value-type="float" office:value="16">
            <text:p>16</text:p>
          </table:table-cell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table-cell table:style-name="ce4" office:value-type="string" table:number-columns-spanned="1" table:number-rows-spanned="5">
            <text:p>Hill</text:p>
          </table:table-cell>
          <table:table-cell table:style-name="ce5" office:value-type="string">
            <text:p>None</text:p>
          </table:table-cell>
          <table:table-cell table:style-name="ce6" office:value-type="float" office:value="0">
            <text:p>0</text:p>
          </table:table-cell>
          <table:table-cell table:style-name="ce1" office:value-type="string">
            <text:p>Environment</text:p>
          </table:table-cell>
          <table:table-cell table:style-name="ce5" office:value-type="string">
            <text:p>ev1</text:p>
          </table:table-cell>
          <table:table-cell table:style-name="ce6" office:value-type="float" office:value="17">
            <text:p>17</text:p>
          </table:table-cell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covered-table-cell table:style-name="ce4"/>
          <table:table-cell table:style-name="ce5" office:value-type="string">
            <text:p>Low</text:p>
          </table:table-cell>
          <table:table-cell table:style-name="ce6" office:value-type="float" office:value="20">
            <text:p>20</text:p>
          </table:table-cell>
          <table:table-cell table:style-name="ce1"/>
          <table:table-cell table:style-name="ce5" office:value-type="string">
            <text:p>ev2</text:p>
          </table:table-cell>
          <table:table-cell table:style-name="ce6" office:value-type="float" office:value="18">
            <text:p>18</text:p>
          </table:table-cell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covered-table-cell table:style-name="ce4"/>
          <table:table-cell table:style-name="ce5" office:value-type="string">
            <text:p>Medium</text:p>
          </table:table-cell>
          <table:table-cell table:style-name="ce6" office:value-type="float" office:value="30">
            <text:p>30</text:p>
          </table:table-cell>
          <table:table-cell table:style-name="ce1"/>
          <table:table-cell table:style-name="ce5" office:value-type="string">
            <text:p>ev3</text:p>
          </table:table-cell>
          <table:table-cell table:style-name="ce6" office:value-type="float" office:value="19">
            <text:p>19</text:p>
          </table:table-cell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covered-table-cell table:style-name="ce4"/>
          <table:table-cell table:style-name="ce5" office:value-type="string">
            <text:p>High</text:p>
          </table:table-cell>
          <table:table-cell table:style-name="ce6" office:value-type="float" office:value="40">
            <text:p>40</text:p>
          </table:table-cell>
          <table:table-cell table:style-name="ce1"/>
          <table:table-cell table:style-name="ce5" office:value-type="string">
            <text:p>ev4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covered-table-cell table:style-name="ce4"/>
          <table:table-cell table:style-name="ce5"/>
          <table:table-cell table:style-name="ce6"/>
          <table:table-cell table:style-name="ce1"/>
          <table:table-cell table:style-name="ce5"/>
          <table:table-cell table:style-name="ce6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table-cell table:style-name="ce4" office:value-type="string" table:number-columns-spanned="1" table:number-rows-spanned="3">
            <text:p>HillDir</text:p>
          </table:table-cell>
          <table:table-cell table:style-name="ce5" office:value-type="string">
            <text:p>None</text:p>
          </table:table-cell>
          <table:table-cell table:style-name="ce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covered-table-cell table:style-name="ce4"/>
          <table:table-cell table:style-name="ce5" office:value-type="string">
            <text:p>Up</text:p>
          </table:table-cell>
          <table:table-cell table:style-name="ce6"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covered-table-cell table:style-name="ce2"/>
          <table:table-cell table:style-name="ce5" office:value-type="string">
            <text:p>Down</text:p>
          </table:table-cell>
          <table:table-cell table:style-name="ce6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table-cell>
            <draw:control table:end-cell-address="Road.I29" table:end-x="0.2028in" table:end-y="0.1465in" draw:z-index="0" draw:text-style-name="P1" svg:width="1.5689in" svg:height="0.4909in" svg:x="0.8102in" svg:y="0.011in" draw:control="control1"/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style-name="ce2" table:content-validation-name="val1"/>
          <table:table-cell table:style-name="ce2" table:content-validation-name="val3"/>
          <table:table-cell table:style-name="ce2" table:content-validation-name="val5"/>
          <table:table-cell table:style-name="ce2" table:content-validation-name="val7"/>
          <table:table-cell table:style-name="ce2" table:content-validation-name="val8"/>
          <table:table-cell table:style-name="ce2" table:content-validation-name="val10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3" table:content-validation-name="val2"/>
          <table:table-cell table:style-name="ce3" table:content-validation-name="val4"/>
          <table:table-cell table:style-name="ce3" table:content-validation-name="val6" table:number-columns-repeated="2"/>
          <table:table-cell table:style-name="ce3" table:content-validation-name="val9"/>
          <table:table-cell/>
          <table:table-cell>
            <draw:control table:end-cell-address="Road.I33" table:end-x="0.1917in" table:end-y="0.1461in" draw:z-index="1" draw:text-style-name="P1" svg:width="1.5689in" svg:height="0.4815in" svg:x="0.7992in" svg:y="0.0205in" draw:control="control2"/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3" table:content-validation-name="val2"/>
          <table:table-cell table:style-name="ce3" table:content-validation-name="val4"/>
          <table:table-cell table:style-name="ce3" table:content-validation-name="val6" table:number-columns-repeated="2"/>
          <table:table-cell table:style-name="ce3" table:content-validation-name="val9"/>
          <table:table-cell table:number-columns-repeated="3"/>
          <table:table-cell table:style-name="ce7"/>
          <table:table-cell table:number-columns-repeated="3"/>
        </table:table-row>
        <table:table-row table:style-name="ro1" table:number-rows-repeated="23">
          <table:table-cell table:style-name="ce3" table:content-validation-name="val2"/>
          <table:table-cell table:style-name="ce3" table:content-validation-name="val4"/>
          <table:table-cell table:style-name="ce3" table:content-validation-name="val6" table:number-columns-repeated="2"/>
          <table:table-cell table:style-name="ce3" table:content-validation-name="val9"/>
          <table:table-cell table:number-columns-repeated="7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p0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number-columns-repeated="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Index</text:p>
          </table:table-cell>
          <table:table-cell table:number-columns-repeated="2" table:style-name="ce1" office:value-type="string">
            <text:p>Left</text:p>
          </table:table-cell>
          <table:table-cell table:style-name="ce1" office:value-type="string">
            <text:p>MiddleLeft</text:p>
          </table:table-cell>
          <table:table-cell table:style-name="ce1" office:value-type="string">
            <text:p>Middle</text:p>
          </table:table-cell>
          <table:table-cell table:style-name="ce1" office:value-type="string">
            <text:p>MiddleRight</text:p>
          </table:table-cell>
          <table:table-cell table:number-columns-repeated="2" table:style-name="ce1" office:value-type="string">
            <text:p>Right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Tree</text:p>
          </table:table-cell>
          <table:table-cell table:style-name="Default" table:number-columns-repeated="4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4"/>
          <table:table-cell table:style-name="ce5" office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5" office:value-type="string">
            <text:p>Tree</text:p>
          </table:table-cell>
          <table:table-cell table:style-name="Default" table:number-columns-repeated="3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Default"/>
          <table:table-cell table:style-name="ce5" office:value-type="string">
            <text:p>HouseLeft3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ce13" office:value-type="string">
            <text:p>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4" office:value-type="string">
            <text:p>Red 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style-name="ce14" office:value-type="string">
            <text:p>Red Item</text:p>
          </table:table-cell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style-name="ce5" office:value-type="string">
            <text:p>TreeMixBrush</text:p>
          </table:table-cell>
          <table:table-cell table:style-name="Default" table:number-columns-repeated="4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Default" table:number-columns-repeated="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style-name="ce5" office:value-type="string">
            <text:p>Tree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style-name="Default" table:number-columns-repeated="3"/>
          <table:table-cell table:style-name="ce15" office:value-type="string">
            <text:p>Cloud</text:p>
          </table:table-cell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style-name="ce5" office:value-type="string">
            <text:p>Tree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ce15" office:value-type="string">
            <text:p>Cloud</text:p>
          </table:table-cell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style-name="ce15" office:value-type="string">
            <text:p>Cloud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 table:style-name="ce8" table:content-validation-name="val13"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style-name="Default" table:number-columns-repeated="2"/>
          <table:table-cell table:style-name="ce15" office:value-type="string">
            <text:p>Cloud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Start Go Up Sky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style-name="ce9" table:number-columns-repeated="2"/>
          <table:table-cell table:content-validation-name="val13"/>
          <table:table-cell table:style-name="Default" table:number-columns-repeated="2"/>
          <table:table-cell table:style-name="ce9"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style-name="ce15" office:value-type="string">
            <text:p>Cloud</text:p>
          </table:table-cell>
          <table:table-cell table:style-name="ce9"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style-name="ce9" table:number-columns-repeated="2"/>
          <table:table-cell table:style-name="Default" table:number-columns-repeated="3"/>
          <table:table-cell table:style-name="ce9"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style-name="ce9" table:number-columns-repeated="2"/>
          <table:table-cell table:content-validation-name="val13"/>
          <table:table-cell table:style-name="Default" table:number-columns-repeated="2"/>
          <table:table-cell table:style-name="ce9"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End Go Up Sky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10" table:number-columns-repeated="3"/>
          <table:table-cell table:style-name="ce16" office:value-type="string">
            <text:p>ev2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float" office:value="111">
            <text:p>111</text:p>
          </table:table-cell>
          <table:table-cell table:style-name="ce5" office:value-type="string">
            <text:p>TreeMix</text:p>
          </table:table-cell>
          <table:table-cell table:style-name="ce12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style-name="Default" table:number-columns-repeated="2"/>
          <table:table-cell table:content-validation-name="val13"/>
          <table:table-cell table:style-name="ce15" office:value-type="string">
            <text:p>Cloud</text:p>
          </table:table-cell>
          <table:table-cell table:content-validation-name="val13"/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Default" table:number-columns-repeated="3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style-name="ce15" office:value-type="string">
            <text:p>Cloud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ce13" office:value-type="string">
            <text:p>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style-name="ce14" office:value-type="string">
            <text:p>Red 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content-validation-name="val13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 table:number-columns-repeated="2"/>
          <table:table-cell table:style-name="Default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style-name="Default" table:number-columns-repeated="2"/>
          <table:table-cell table:content-validation-name="val13" table:number-columns-repeated="3"/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style-name="Default" table:number-columns-repeated="3"/>
          <table:table-cell table:content-validation-name="val13" table:number-columns-repeated="2"/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style-name="ce5" office:value-type="string">
            <text:p>TreeMix</text:p>
          </table:table-cell>
          <table:table-cell table:style-name="ce12"/>
          <table:table-cell table:style-name="Default"/>
          <table:table-cell table:content-validation-name="val1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ce14" office:value-type="string">
            <text:p>Red Item</text:p>
          </table:table-cell>
          <table:table-cell table:content-validation-name="val13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content-validation-name="val13" table:number-columns-repeated="2"/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content-validation-name="val13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content-validation-name="val13"/>
          <table:table-cell table:style-name="Default"/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style-name="Default" table:number-columns-repeated="2"/>
          <table:table-cell table:content-validation-name="val13"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Default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style-name="ce14" office:value-type="string">
            <text:p>Red Item</text:p>
          </table:table-cell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ce15" office:value-type="string">
            <text:p>Cloud</text:p>
          </table:table-cell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 table:number-columns-repeated="2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content-validation-name="val13" table:number-columns-repeated="2"/>
          <table:table-cell table:style-name="ce13" office:value-type="string">
            <text:p>Item</text:p>
          </table:table-cell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style-name="Default" table:number-columns-repeated="2"/>
          <table:table-cell table:content-validation-name="val13" table:number-columns-repeated="2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/>
          <table:table-cell table:style-name="ce15" office:value-type="string">
            <text:p>Cloud</text:p>
          </table:table-cell>
          <table:table-cell table:style-name="Default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style-name="Default" table:number-columns-repeated="3"/>
          <table:table-cell table:content-validation-name="val13"/>
          <table:table-cell table:style-name="Default"/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Default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ce13" office:value-type="string">
            <text:p>Item</text:p>
          </table:table-cell>
          <table:table-cell table:style-name="ce9" table:number-columns-repeated="2"/>
          <table:table-cell table:style-name="ce17" office:value-type="string">
            <text:p>Start Go Up Sky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ce13" office:value-type="string">
            <text:p>Item</text:p>
          </table:table-cell>
          <table:table-cell table:style-name="ce9"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ce13" office:value-type="string">
            <text:p>Item</text:p>
          </table:table-cell>
          <table:table-cell table:style-name="ce9"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style-name="ce9" table:number-columns-repeated="2"/>
          <table:table-cell table:style-name="Default" table:number-columns-repeated="3"/>
          <table:table-cell table:style-name="ce9"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style-name="ce9" table:number-columns-repeated="2"/>
          <table:table-cell table:style-name="ce15" office:value-type="string">
            <text:p>Cloud</text:p>
          </table:table-cell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style-name="ce9" table:number-columns-repeated="2"/>
          <table:table-cell table:style-name="Default"/>
          <table:table-cell table:content-validation-name="val13" table:number-columns-repeated="2"/>
          <table:table-cell table:style-name="ce9" table:number-columns-repeated="2"/>
          <table:table-cell table:style-name="ce17" office:value-type="string">
            <text:p>End Go Up Sky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style-name="ce10" table:number-columns-repeated="3"/>
          <table:table-cell table:style-name="ce16" office:value-type="string">
            <text:p>ev1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float" office:value="183">
            <text:p>183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 table:number-columns-repeated="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style-name="Default" table:number-columns-repeated="2"/>
          <table:table-cell table:content-validation-name="val13" table:number-columns-repeated="3"/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content-validation-name="val15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 table:number-columns-repeated="3"/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style-name="Default" table:number-columns-repeated="2"/>
          <table:table-cell table:content-validation-name="val13"/>
          <table:table-cell table:style-name="ce15" office:value-type="string">
            <text:p>Cloud</text:p>
          </table:table-cell>
          <table:table-cell table:content-validation-name="val13"/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content-validation-name="val11"/>
          <table:table-cell table:style-name="ce5" office:value-type="string">
            <text:p>HouseLeft3</text:p>
          </table:table-cell>
          <table:table-cell table:content-validation-name="val13" table:number-columns-repeated="3"/>
          <table:table-cell/>
          <table:table-cell table:style-name="ce8" table:content-validation-name="val11"/>
          <table:table-cell/>
        </table:table-row>
        <table:table-row table:style-name="ro1">
          <table:table-cell office:value-type="float" office:value="191">
            <text:p>191</text:p>
          </table:table-cell>
          <table:table-cell table:content-validation-name="val11"/>
          <table:table-cell table:content-validation-name="val13" table:number-columns-repeated="4"/>
          <table:table-cell/>
          <table:table-cell table:style-name="ce8" table:content-validation-name="val11"/>
          <table:table-cell/>
        </table:table-row>
        <table:table-row table:style-name="ro1">
          <table:table-cell office:value-type="float" office:value="192">
            <text:p>192</text:p>
          </table:table-cell>
          <table:table-cell table:style-name="ce5" office:value-type="string">
            <text:p>TreeMix</text:p>
          </table:table-cell>
          <table:table-cell table:content-validation-name="val13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 table:number-columns-repeated="2"/>
          <table:table-cell table:style-name="ce15" office:value-type="string">
            <text:p>Cloud</text:p>
          </table:table-cell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content-validation-name="val15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/>
          <table:table-cell table:content-validation-name="val13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style-name="Default" table:number-columns-repeated="3"/>
          <table:table-cell table:content-validation-name="val13" table:number-columns-repeated="2"/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style-name="ce5" office:value-type="string">
            <text:p>TreeMixBrush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style-name="ce11" table:number-columns-repeated="7"/>
          <table:table-cell/>
        </table:table-row>
        <table:table-row table:style-name="ro1">
          <table:table-cell office:value-type="float" office:value="201">
            <text:p>201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table:style-name="ce5" office:value-type="string">
            <text:p>Tree</text:p>
          </table:table-cell>
          <table:table-cell table:style-name="Default" table:number-columns-repeated="4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table:style-name="Default" table:number-columns-repeated="4"/>
          <table:table-cell table:style-name="ce5" office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table:style-name="ce5" office:value-type="string">
            <text:p>Tree</text:p>
          </table:table-cell>
          <table:table-cell table:style-name="Default" table:number-columns-repeated="3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style-name="Default"/>
          <table:table-cell table:style-name="ce5" office:value-type="string">
            <text:p>HouseLeft3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ce13" office:value-type="string">
            <text:p>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4" office:value-type="string">
            <text:p>Red 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style-name="ce14" office:value-type="string">
            <text:p>Red Item</text:p>
          </table:table-cell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table:style-name="ce5" office:value-type="string">
            <text:p>TreeMixBrush</text:p>
          </table:table-cell>
          <table:table-cell table:style-name="Default" table:number-columns-repeated="4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Default" table:number-columns-repeated="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table:style-name="ce5" office:value-type="string">
            <text:p>Tree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ce15" office:value-type="string">
            <text:p>Cloud</text:p>
          </table:table-cell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5" office:value-type="string">
            <text:p>Cloud</text:p>
          </table:table-cell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style-name="Default" table:number-columns-repeated="2"/>
          <table:table-cell table:style-name="ce15" office:value-type="string">
            <text:p>Cloud</text:p>
          </table:table-cell>
          <table:table-cell table:style-name="Default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table:style-name="ce5" office:value-type="string">
            <text:p>Tree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ce15" office:value-type="string">
            <text:p>Cloud</text:p>
          </table:table-cell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 table:style-name="ce8" table:content-validation-name="val13"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Start Go Up Sky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2">
            <text:p>302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3">
            <text:p>303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style-name="ce15" office:value-type="string">
            <text:p>Cloud</text:p>
          </table:table-cell>
          <table:table-cell table:style-name="ce9" table:number-columns-repeated="3"/>
        </table:table-row>
        <table:table-row table:style-name="ro1">
          <table:table-cell office:value-type="float" office:value="304">
            <text:p>304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5">
            <text:p>305</text:p>
          </table:table-cell>
          <table:table-cell table:style-name="ce9" table:number-columns-repeated="2"/>
          <table:table-cell table:style-name="Default" table:number-columns-repeated="2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6">
            <text:p>306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7">
            <text:p>307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8">
            <text:p>308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9">
            <text:p>309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10">
            <text:p>310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End Go Up Sky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style-name="ce10" table:number-columns-repeated="3"/>
          <table:table-cell table:style-name="ce16" office:value-type="string">
            <text:p>ev2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float" office:value="312">
            <text:p>312</text:p>
          </table:table-cell>
          <table:table-cell table:style-name="ce5" office:value-type="string">
            <text:p>TreeMix</text:p>
          </table:table-cell>
          <table:table-cell table:style-name="ce12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ce15" office:value-type="string">
            <text:p>Cloud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ce15" office:value-type="string">
            <text:p>Cloud</text:p>
          </table:table-cell>
          <table:table-cell table:content-validation-name="val13"/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ce13" office:value-type="string">
            <text:p>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style-name="ce14" office:value-type="string">
            <text:p>Red 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 table:number-rows-repeated="645">
          <table:table-cell/>
          <table:table-cell table:content-validation-name="val12"/>
          <table:table-cell table:content-validation-name="val14" table:number-columns-repeated="3"/>
          <table:table-cell table:content-validation-name="val12"/>
          <table:table-cell table:number-columns-repeated="3"/>
        </table:table-row>
        <table:table-row table:style-name="ro1" table:number-rows-repeated="104757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02" table:style-name="ta1" table:print="false">
        <office:forms form:automatic-focus="false" form:apply-design-mode="false"/>
        <table:table-column table:style-name="co6" table:number-columns-repeated="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Index</text:p>
          </table:table-cell>
          <table:table-cell table:number-columns-repeated="2" table:style-name="ce1" office:value-type="string">
            <text:p>Left</text:p>
          </table:table-cell>
          <table:table-cell table:style-name="ce1" office:value-type="string">
            <text:p>MiddleLeft</text:p>
          </table:table-cell>
          <table:table-cell table:style-name="ce1" office:value-type="string">
            <text:p>Middle</text:p>
          </table:table-cell>
          <table:table-cell table:style-name="ce1" office:value-type="string">
            <text:p>MiddleRight</text:p>
          </table:table-cell>
          <table:table-cell table:number-columns-repeated="2" table:style-name="ce1" office:value-type="string">
            <text:p>Right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Tree</text:p>
          </table:table-cell>
          <table:table-cell table:style-name="Default" table:number-columns-repeated="4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4"/>
          <table:table-cell table:style-name="ce5" office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5" office:value-type="string">
            <text:p>Tree</text:p>
          </table:table-cell>
          <table:table-cell table:style-name="Default" table:number-columns-repeated="3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Default"/>
          <table:table-cell table:style-name="ce5" office:value-type="string">
            <text:p>HouseLeft3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style-name="Default" table:number-columns-repeated="4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ce14" office:value-type="string">
            <text:p>Red 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style-name="ce5" office:value-type="string">
            <text:p>TreeMixBrush</text:p>
          </table:table-cell>
          <table:table-cell table:style-name="Default" table:number-columns-repeated="4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 table:number-columns-repeated="2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style-name="ce5" office:value-type="string">
            <text:p>Tree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style-name="Default" table:number-columns-repeated="2"/>
          <table:table-cell table:style-name="ce14" office:value-type="string">
            <text:p>Red 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style-name="Default" table:number-columns-repeated="4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 table:number-columns-repeated="2"/>
          <table:table-cell table:style-name="ce5" office:value-type="string">
            <text:p>HouseRight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ce15" office:value-type="string">
            <text:p>Clou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style-name="ce14" office:value-type="string">
            <text:p>Red Item</text:p>
          </table:table-cell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style-name="Default" table:number-columns-repeated="4"/>
          <table:table-cell table:style-name="ce15" office:value-type="string">
            <text:p>Cloud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 table:style-name="ce8" table:content-validation-name="val13"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style-name="Default" table:number-columns-repeated="3"/>
          <table:table-cell table:style-name="ce15" office:value-type="string">
            <text:p>Clou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Start Go Up Sky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style-name="ce9" table:number-columns-repeated="2"/>
          <table:table-cell table:content-validation-name="val13"/>
          <table:table-cell table:style-name="Default" table:number-columns-repeated="2"/>
          <table:table-cell table:style-name="ce9"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style-name="ce9" table:number-columns-repeated="2"/>
          <table:table-cell table:style-name="Default" table:number-columns-repeated="3"/>
          <table:table-cell table:style-name="ce9"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style-name="ce9" table:number-columns-repeated="2"/>
          <table:table-cell table:style-name="ce15" office:value-type="string">
            <text:p>Cloud</text:p>
          </table:table-cell>
          <table:table-cell table:style-name="Default" table:number-columns-repeated="2"/>
          <table:table-cell table:style-name="ce9"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End Go Up Sky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10" table:number-columns-repeated="3"/>
          <table:table-cell table:style-name="ce16" office:value-type="string">
            <text:p>ev2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float" office:value="111">
            <text:p>111</text:p>
          </table:table-cell>
          <table:table-cell table:style-name="ce5" office:value-type="string">
            <text:p>TreeMix</text:p>
          </table:table-cell>
          <table:table-cell table:style-name="ce12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style-name="Default" table:number-columns-repeated="2"/>
          <table:table-cell table:content-validation-name="val13"/>
          <table:table-cell table:style-name="ce15" office:value-type="string">
            <text:p>Cloud</text:p>
          </table:table-cell>
          <table:table-cell table:content-validation-name="val13"/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Default" table:number-columns-repeated="3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5" office:value-type="string">
            <text:p>Cloud</text:p>
          </table:table-cell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style-name="Default" table:number-columns-repeated="4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style-name="ce5" office:value-type="string">
            <text:p>Tree</text:p>
          </table:table-cell>
          <table:table-cell table:style-name="Default"/>
          <table:table-cell table:style-name="ce14" office:value-type="string">
            <text:p>Red Item</text:p>
          </table:table-cell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content-validation-name="val13"/>
          <table:table-cell table:style-name="Default"/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 table:number-columns-repeated="2"/>
          <table:table-cell table:style-name="Default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style-name="Default" table:number-columns-repeated="2"/>
          <table:table-cell table:content-validation-name="val13" table:number-columns-repeated="3"/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style-name="Default" table:number-columns-repeated="3"/>
          <table:table-cell table:content-validation-name="val13" table:number-columns-repeated="2"/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style-name="ce5" office:value-type="string">
            <text:p>TreeMix</text:p>
          </table:table-cell>
          <table:table-cell table:style-name="ce12"/>
          <table:table-cell table:style-name="Default"/>
          <table:table-cell table:content-validation-name="val1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/>
          <table:table-cell table:content-validation-name="val13"/>
          <table:table-cell table:style-name="Default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style-name="Default" table:number-columns-repeated="3"/>
          <table:table-cell table:content-validation-name="val13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/>
          <table:table-cell table:style-name="ce15" office:value-type="string">
            <text:p>Cloud</text:p>
          </table:table-cell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style-name="Default" table:number-columns-repeated="3"/>
          <table:table-cell table:content-validation-name="val13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Default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content-validation-name="val13"/>
          <table:table-cell table:style-name="Default"/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style-name="ce14" office:value-type="string">
            <text:p>Red Item</text:p>
          </table:table-cell>
          <table:table-cell table:content-validation-name="val13"/>
          <table:table-cell table:style-name="Default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ce13" office:value-type="string">
            <text:p>Item</text:p>
          </table:table-cell>
          <table:table-cell table:content-validation-name="val13"/>
          <table:table-cell table:style-name="Default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content-validation-name="val13"/>
          <table:table-cell table:style-name="Default"/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content-validation-name="val13"/>
          <table:table-cell table:style-name="Default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ce15" office:value-type="string">
            <text:p>Cloud</text:p>
          </table:table-cell>
          <table:table-cell table:style-name="Default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content-validation-name="val13"/>
          <table:table-cell table:style-name="Default"/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Default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2"/>
          <table:table-cell table:style-name="ce17" office:value-type="string">
            <text:p>Start Go Up Sky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style-name="ce9" table:number-columns-repeated="2"/>
          <table:table-cell table:style-name="Default" table:number-columns-repeated="3"/>
          <table:table-cell table:style-name="ce9"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style-name="ce9" table:number-columns-repeated="2"/>
          <table:table-cell table:style-name="ce15" office:value-type="string">
            <text:p>Cloud</text:p>
          </table:table-cell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style-name="ce9" table:number-columns-repeated="2"/>
          <table:table-cell table:style-name="Default"/>
          <table:table-cell table:content-validation-name="val13" table:number-columns-repeated="2"/>
          <table:table-cell table:style-name="ce9" table:number-columns-repeated="2"/>
          <table:table-cell table:style-name="ce17" office:value-type="string">
            <text:p>End Go Up Sky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style-name="ce10" table:number-columns-repeated="3"/>
          <table:table-cell table:style-name="ce16" office:value-type="string">
            <text:p>ev1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float" office:value="183">
            <text:p>183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 table:number-columns-repeated="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style-name="Default" table:number-columns-repeated="2"/>
          <table:table-cell table:content-validation-name="val13" table:number-columns-repeated="3"/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content-validation-name="val15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 table:number-columns-repeated="3"/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style-name="Default" table:number-columns-repeated="2"/>
          <table:table-cell table:content-validation-name="val13"/>
          <table:table-cell table:style-name="ce15" office:value-type="string">
            <text:p>Cloud</text:p>
          </table:table-cell>
          <table:table-cell table:content-validation-name="val13"/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content-validation-name="val11"/>
          <table:table-cell table:style-name="ce5" office:value-type="string">
            <text:p>HouseLeft3</text:p>
          </table:table-cell>
          <table:table-cell table:content-validation-name="val13" table:number-columns-repeated="3"/>
          <table:table-cell/>
          <table:table-cell table:style-name="ce8" table:content-validation-name="val11"/>
          <table:table-cell/>
        </table:table-row>
        <table:table-row table:style-name="ro1">
          <table:table-cell office:value-type="float" office:value="191">
            <text:p>191</text:p>
          </table:table-cell>
          <table:table-cell table:content-validation-name="val11"/>
          <table:table-cell table:content-validation-name="val13" table:number-columns-repeated="4"/>
          <table:table-cell/>
          <table:table-cell table:style-name="ce8" table:content-validation-name="val11"/>
          <table:table-cell/>
        </table:table-row>
        <table:table-row table:style-name="ro1">
          <table:table-cell office:value-type="float" office:value="192">
            <text:p>192</text:p>
          </table:table-cell>
          <table:table-cell table:style-name="ce5" office:value-type="string">
            <text:p>TreeMix</text:p>
          </table:table-cell>
          <table:table-cell table:content-validation-name="val13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5" office:value-type="string">
            <text:p>Cloud</text:p>
          </table:table-cell>
          <table:table-cell table:content-validation-name="val13"/>
          <table:table-cell table:style-name="Default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content-validation-name="val15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/>
          <table:table-cell table:content-validation-name="val13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style-name="Default" table:number-columns-repeated="3"/>
          <table:table-cell table:content-validation-name="val13" table:number-columns-repeated="2"/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style-name="ce5" office:value-type="string">
            <text:p>TreeMixBrush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style-name="ce11" table:number-columns-repeated="7"/>
          <table:table-cell/>
        </table:table-row>
        <table:table-row table:style-name="ro1">
          <table:table-cell office:value-type="float" office:value="201">
            <text:p>201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table:style-name="ce5" office:value-type="string">
            <text:p>Tree</text:p>
          </table:table-cell>
          <table:table-cell table:style-name="Default" table:number-columns-repeated="4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table:style-name="Default" table:number-columns-repeated="4"/>
          <table:table-cell table:style-name="ce5" office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style-name="Default" table:number-columns-repeated="4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table:style-name="ce5" office:value-type="string">
            <text:p>Tree</text:p>
          </table:table-cell>
          <table:table-cell table:style-name="Default" table:number-columns-repeated="4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style-name="Default"/>
          <table:table-cell table:style-name="ce5" office:value-type="string">
            <text:p>HouseLeft3</text:p>
          </table:table-cell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ce13" office:value-type="string">
            <text:p>Item</text:p>
          </table:table-cell>
          <table:table-cell table:style-name="Default" table:number-columns-repeated="2"/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content-validation-name="val13"/>
          <table:table-cell table:style-name="Default"/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style-name="Default" table:number-columns-repeated="4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 table:number-columns-repeated="2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4" office:value-type="string">
            <text:p>Red Item</text:p>
          </table:table-cell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 table:number-columns-repeated="2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table:style-name="ce5" office:value-type="string">
            <text:p>Tree</text:p>
          </table:table-cell>
          <table:table-cell table:style-name="Default"/>
          <table:table-cell table:style-name="ce14" office:value-type="string">
            <text:p>Red Item</text:p>
          </table:table-cell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style-name="Default" table:number-columns-repeated="4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style-name="Default" table:number-columns-repeated="3"/>
          <table:table-cell table:style-name="ce15" office:value-type="string">
            <text:p>Cloud</text:p>
          </table:table-cell>
          <table:table-cell table:content-validation-name="val13"/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 table:number-columns-repeated="2"/>
          <table:table-cell table:style-name="ce5" office:value-type="string">
            <text:p>HouseRight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style-name="Default"/>
          <table:table-cell table:style-name="ce15" office:value-type="string">
            <text:p>Cloud</text:p>
          </table:table-cell>
          <table:table-cell table:style-name="ce14" office:value-type="string">
            <text:p>Red Item</text:p>
          </table:table-cell>
          <table:table-cell table:style-name="Default"/>
          <table:table-cell table:style-name="ce15" office:value-type="string">
            <text:p>Cloud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style-name="Default" table:number-columns-repeated="4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 table:style-name="ce8" table:content-validation-name="val13"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ce15" office:value-type="string">
            <text:p>Cloud</text:p>
          </table:table-cell>
          <table:table-cell table:style-name="Default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Start Go Up Sky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2">
            <text:p>302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3">
            <text:p>303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style-name="ce15" office:value-type="string">
            <text:p>Cloud</text:p>
          </table:table-cell>
          <table:table-cell table:style-name="ce9" table:number-columns-repeated="3"/>
        </table:table-row>
        <table:table-row table:style-name="ro1">
          <table:table-cell office:value-type="float" office:value="304">
            <text:p>304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5">
            <text:p>305</text:p>
          </table:table-cell>
          <table:table-cell table:style-name="ce9" table:number-columns-repeated="2"/>
          <table:table-cell table:style-name="Default" table:number-columns-repeated="2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6">
            <text:p>306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7">
            <text:p>307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8">
            <text:p>308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9">
            <text:p>309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10">
            <text:p>310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End Go Up Sky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style-name="ce10" table:number-columns-repeated="3"/>
          <table:table-cell table:style-name="ce16" office:value-type="string">
            <text:p>ev2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float" office:value="312">
            <text:p>312</text:p>
          </table:table-cell>
          <table:table-cell table:style-name="ce5" office:value-type="string">
            <text:p>TreeMix</text:p>
          </table:table-cell>
          <table:table-cell table:style-name="ce12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ce15" office:value-type="string">
            <text:p>Cloud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ce15" office:value-type="string">
            <text:p>Cloud</text:p>
          </table:table-cell>
          <table:table-cell table:style-name="Default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style-name="Default" table:number-columns-repeated="4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table:style-name="ce5" office:value-type="string">
            <text:p>Tree</text:p>
          </table:table-cell>
          <table:table-cell table:style-name="Default" table:number-columns-repeated="4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 table:number-rows-repeated="643">
          <table:table-cell/>
          <table:table-cell table:content-validation-name="val12"/>
          <table:table-cell table:content-validation-name="val14" table:number-columns-repeated="3"/>
          <table:table-cell table:content-validation-name="val12"/>
          <table:table-cell table:number-columns-repeated="3"/>
        </table:table-row>
        <table:table-row table:style-name="ro1" table:number-rows-repeated="104758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03" table:style-name="ta1" table:print="false">
        <office:forms form:automatic-focus="false" form:apply-design-mode="false"/>
        <table:table-column table:style-name="co6" table:number-columns-repeated="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Index</text:p>
          </table:table-cell>
          <table:table-cell table:number-columns-repeated="2" table:style-name="ce1" office:value-type="string">
            <text:p>Left</text:p>
          </table:table-cell>
          <table:table-cell table:style-name="ce1" office:value-type="string">
            <text:p>MiddleLeft</text:p>
          </table:table-cell>
          <table:table-cell table:style-name="ce1" office:value-type="string">
            <text:p>Middle</text:p>
          </table:table-cell>
          <table:table-cell table:style-name="ce1" office:value-type="string">
            <text:p>MiddleRight</text:p>
          </table:table-cell>
          <table:table-cell table:number-columns-repeated="2" table:style-name="ce1" office:value-type="string">
            <text:p>Right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Tree</text:p>
          </table:table-cell>
          <table:table-cell table:style-name="Default" table:number-columns-repeated="4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4"/>
          <table:table-cell table:style-name="ce5" office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5" office:value-type="string">
            <text:p>Tree</text:p>
          </table:table-cell>
          <table:table-cell table:style-name="Default" table:number-columns-repeated="3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Default"/>
          <table:table-cell table:style-name="ce5" office:value-type="string">
            <text:p>HouseLeft3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ce13" office:value-type="string">
            <text:p>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4" office:value-type="string">
            <text:p>Red 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4" office:value-type="string">
            <text:p>Red Item</text:p>
          </table:table-cell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style-name="ce5" office:value-type="string">
            <text:p>TreeMixBrush</text:p>
          </table:table-cell>
          <table:table-cell table:style-name="Default" table:number-columns-repeated="3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style-name="ce14" office:value-type="string">
            <text:p>Red 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4" office:value-type="string">
            <text:p>Red Item</text:p>
          </table:table-cell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style-name="Default" table:number-columns-repeated="3"/>
          <table:table-cell table:style-name="ce15" office:value-type="string">
            <text:p>Cloud</text:p>
          </table:table-cell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style-name="ce5" office:value-type="string">
            <text:p>Tree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ce15" office:value-type="string">
            <text:p>Cloud</text:p>
          </table:table-cell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style-name="ce15" office:value-type="string">
            <text:p>Cloud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 table:style-name="ce8" table:content-validation-name="val13"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style-name="Default" table:number-columns-repeated="2"/>
          <table:table-cell table:style-name="ce15" office:value-type="string">
            <text:p>Cloud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Start Go Up Sky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style-name="ce9" table:number-columns-repeated="2"/>
          <table:table-cell table:content-validation-name="val13"/>
          <table:table-cell table:style-name="Default" table:number-columns-repeated="2"/>
          <table:table-cell table:style-name="ce9"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style-name="ce15" office:value-type="string">
            <text:p>Cloud</text:p>
          </table:table-cell>
          <table:table-cell table:style-name="ce9"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style-name="ce9" table:number-columns-repeated="2"/>
          <table:table-cell table:style-name="Default" table:number-columns-repeated="3"/>
          <table:table-cell table:style-name="ce9"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style-name="ce9" table:number-columns-repeated="2"/>
          <table:table-cell table:content-validation-name="val13"/>
          <table:table-cell table:style-name="Default" table:number-columns-repeated="2"/>
          <table:table-cell table:style-name="ce9"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End Go Up Sky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10" table:number-columns-repeated="3"/>
          <table:table-cell table:style-name="ce16" office:value-type="string">
            <text:p>ev2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float" office:value="111">
            <text:p>111</text:p>
          </table:table-cell>
          <table:table-cell table:style-name="ce5" office:value-type="string">
            <text:p>TreeMix</text:p>
          </table:table-cell>
          <table:table-cell table:style-name="ce12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style-name="Default" table:number-columns-repeated="2"/>
          <table:table-cell table:content-validation-name="val13"/>
          <table:table-cell table:style-name="ce15" office:value-type="string">
            <text:p>Cloud</text:p>
          </table:table-cell>
          <table:table-cell table:content-validation-name="val13"/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Default" table:number-columns-repeated="3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style-name="ce15" office:value-type="string">
            <text:p>Cloud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ce14" office:value-type="string">
            <text:p>Red 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content-validation-name="val13"/>
          <table:table-cell table:style-name="Default"/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 table:number-columns-repeated="2"/>
          <table:table-cell table:style-name="Default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style-name="Default" table:number-columns-repeated="2"/>
          <table:table-cell table:content-validation-name="val13" table:number-columns-repeated="3"/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style-name="Default" table:number-columns-repeated="3"/>
          <table:table-cell table:content-validation-name="val13" table:number-columns-repeated="2"/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style-name="ce5" office:value-type="string">
            <text:p>TreeMix</text:p>
          </table:table-cell>
          <table:table-cell table:style-name="ce12"/>
          <table:table-cell table:style-name="Default"/>
          <table:table-cell table:content-validation-name="val1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ce14" office:value-type="string">
            <text:p>Red Item</text:p>
          </table:table-cell>
          <table:table-cell table:content-validation-name="val13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content-validation-name="val13" table:number-columns-repeated="2"/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content-validation-name="val13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content-validation-name="val13"/>
          <table:table-cell table:style-name="Default"/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style-name="Default" table:number-columns-repeated="2"/>
          <table:table-cell table:content-validation-name="val13"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Default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style-name="ce14" office:value-type="string">
            <text:p>Red Item</text:p>
          </table:table-cell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style-name="ce15" office:value-type="string">
            <text:p>Cloud</text:p>
          </table:table-cell>
          <table:table-cell table:content-validation-name="val13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content-validation-name="val13" table:number-columns-repeated="2"/>
          <table:table-cell table:style-name="ce13" office:value-type="string">
            <text:p>Item</text:p>
          </table:table-cell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style-name="Default" table:number-columns-repeated="2"/>
          <table:table-cell table:content-validation-name="val13" table:number-columns-repeated="2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style-name="Default" table:number-columns-repeated="3"/>
          <table:table-cell table:style-name="ce15" office:value-type="string">
            <text:p>Clou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Default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 table:number-columns-repeated="2"/>
          <table:table-cell table:style-name="Default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ce13" office:value-type="string">
            <text:p>Item</text:p>
          </table:table-cell>
          <table:table-cell table:style-name="ce9" table:number-columns-repeated="2"/>
          <table:table-cell table:style-name="ce17" office:value-type="string">
            <text:p>Start Go Up Sky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ce13" office:value-type="string">
            <text:p>Item</text:p>
          </table:table-cell>
          <table:table-cell table:style-name="ce9"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ce13" office:value-type="string">
            <text:p>Item</text:p>
          </table:table-cell>
          <table:table-cell table:style-name="ce9"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style-name="ce9" table:number-columns-repeated="2"/>
          <table:table-cell table:style-name="Default" table:number-columns-repeated="3"/>
          <table:table-cell table:style-name="ce9"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style-name="ce9" table:number-columns-repeated="2"/>
          <table:table-cell table:style-name="ce15" office:value-type="string">
            <text:p>Cloud</text:p>
          </table:table-cell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style-name="ce9" table:number-columns-repeated="2"/>
          <table:table-cell table:style-name="Default"/>
          <table:table-cell table:content-validation-name="val13"/>
          <table:table-cell table:style-name="Default"/>
          <table:table-cell table:style-name="ce9"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style-name="ce9" table:number-columns-repeated="2"/>
          <table:table-cell table:style-name="Default"/>
          <table:table-cell table:content-validation-name="val13" table:number-columns-repeated="2"/>
          <table:table-cell table:style-name="ce9" table:number-columns-repeated="2"/>
          <table:table-cell table:style-name="ce17" office:value-type="string">
            <text:p>End Go Up Sky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style-name="ce10" table:number-columns-repeated="3"/>
          <table:table-cell table:style-name="ce16" office:value-type="string">
            <text:p>ev1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float" office:value="183">
            <text:p>183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 table:number-columns-repeated="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style-name="Default" table:number-columns-repeated="2"/>
          <table:table-cell table:content-validation-name="val13" table:number-columns-repeated="3"/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ce15" office:value-type="string">
            <text:p>Cloud</text:p>
          </table:table-cell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 table:number-columns-repeated="3"/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content-validation-name="val11"/>
          <table:table-cell table:style-name="ce5" office:value-type="string">
            <text:p>HouseLeft3</text:p>
          </table:table-cell>
          <table:table-cell table:content-validation-name="val13" table:number-columns-repeated="3"/>
          <table:table-cell/>
          <table:table-cell table:style-name="ce8" table:content-validation-name="val11"/>
          <table:table-cell/>
        </table:table-row>
        <table:table-row table:style-name="ro1">
          <table:table-cell office:value-type="float" office:value="191">
            <text:p>191</text:p>
          </table:table-cell>
          <table:table-cell table:content-validation-name="val11"/>
          <table:table-cell table:content-validation-name="val13" table:number-columns-repeated="3"/>
          <table:table-cell table:style-name="ce15" office:value-type="string">
            <text:p>Cloud</text:p>
          </table:table-cell>
          <table:table-cell/>
          <table:table-cell table:style-name="ce8" table:content-validation-name="val11"/>
          <table:table-cell/>
        </table:table-row>
        <table:table-row table:style-name="ro1">
          <table:table-cell office:value-type="float" office:value="192">
            <text:p>192</text:p>
          </table:table-cell>
          <table:table-cell table:style-name="ce5" office:value-type="string">
            <text:p>TreeMix</text:p>
          </table:table-cell>
          <table:table-cell table:content-validation-name="val13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 table:number-columns-repeated="2"/>
          <table:table-cell table:style-name="Default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content-validation-name="val15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/>
          <table:table-cell table:content-validation-name="val13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style-name="Default" table:number-columns-repeated="3"/>
          <table:table-cell table:content-validation-name="val13" table:number-columns-repeated="2"/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style-name="ce5" office:value-type="string">
            <text:p>TreeMixBrush</text:p>
          </table:table-cell>
          <table:table-cell table:style-name="Default" table:number-columns-repeated="2"/>
          <table:table-cell table:content-validation-name="val13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/>
          <table:table-cell table:content-validation-name="val13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style-name="ce11" table:number-columns-repeated="7"/>
          <table:table-cell/>
        </table:table-row>
        <table:table-row table:style-name="ro1">
          <table:table-cell office:value-type="float" office:value="201">
            <text:p>201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table:style-name="ce5" office:value-type="string">
            <text:p>Tree</text:p>
          </table:table-cell>
          <table:table-cell table:style-name="Default" table:number-columns-repeated="4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table:style-name="Default" table:number-columns-repeated="4"/>
          <table:table-cell table:style-name="ce5" office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table:style-name="ce5" office:value-type="string">
            <text:p>TreeMix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table:style-name="ce5" office:value-type="string">
            <text:p>Tree</text:p>
          </table:table-cell>
          <table:table-cell table:style-name="Default" table:number-columns-repeated="3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style-name="Default"/>
          <table:table-cell table:style-name="ce5" office:value-type="string">
            <text:p>HouseLeft3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ce13" office:value-type="string">
            <text:p>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4" office:value-type="string">
            <text:p>Red 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4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style-name="ce14" office:value-type="string">
            <text:p>Red Item</text:p>
          </table:table-cell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table:style-name="ce5" office:value-type="string">
            <text:p>Tree</text:p>
          </table:table-cell>
          <table:table-cell table:style-name="ce12"/>
          <table:table-cell table:style-name="Default" table:number-columns-repeated="2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Default" table:number-columns-repeated="2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table:style-name="ce5" office:value-type="string">
            <text:p>TreeMixBrush</text:p>
          </table:table-cell>
          <table:table-cell table:style-name="Default" table:number-columns-repeated="4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style-name="Default" table:number-columns-repeated="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4" office:value-type="string">
            <text:p>Red Item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table:style-name="ce5" office:value-type="string">
            <text:p>Tree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table:style-name="ce5" office:value-type="string">
            <text:p>TreeMix</text:p>
          </table:table-cell>
          <table:table-cell table:style-name="Default" table:number-columns-repeated="2"/>
          <table:table-cell table:style-name="ce15" office:value-type="string">
            <text:p>Cloud</text:p>
          </table:table-cell>
          <table:table-cell table:style-name="ce13" office:value-type="string">
            <text:p>Item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14" office:value-type="string">
            <text:p>Red Item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5" office:value-type="string">
            <text:p>Cloud</text:p>
          </table:table-cell>
          <table:table-cell table:style-name="Default" table:number-columns-repeated="2"/>
          <table:table-cell table:style-name="ce5" office:value-type="string">
            <text:p>HouseRight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table:style-name="ce5" office:value-type="string">
            <text:p>Tree</text:p>
          </table:table-cell>
          <table:table-cell table:style-name="Default"/>
          <table:table-cell table:style-name="ce13" office:value-type="string">
            <text:p>Item</text:p>
          </table:table-cell>
          <table:table-cell table:style-name="ce15" office:value-type="string">
            <text:p>Cloud</text:p>
          </table:table-cell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style-name="Default"/>
          <table:table-cell table:style-name="ce5" office:value-type="string">
            <text:p>TreeMix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table:style-name="ce5" office:value-type="string">
            <text:p>TreeMix</text:p>
          </table:table-cell>
          <table:table-cell table:style-name="Default" table:number-columns-repeated="4"/>
          <table:table-cell table:style-name="ce8" table:content-validation-name="val13"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table:style-name="ce9" table:number-columns-repeated="2"/>
          <table:table-cell table:style-name="ce15" office:value-type="string">
            <text:p>Cloud</text:p>
          </table:table-cell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Start Go Up Sky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2">
            <text:p>302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3">
            <text:p>303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style-name="ce15" office:value-type="string">
            <text:p>Cloud</text:p>
          </table:table-cell>
          <table:table-cell table:style-name="ce9" table:number-columns-repeated="3"/>
        </table:table-row>
        <table:table-row table:style-name="ro1">
          <table:table-cell office:value-type="float" office:value="304">
            <text:p>304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5">
            <text:p>305</text:p>
          </table:table-cell>
          <table:table-cell table:style-name="ce9" table:number-columns-repeated="2"/>
          <table:table-cell table:style-name="Default" table:number-columns-repeated="2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6">
            <text:p>306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7">
            <text:p>307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8">
            <text:p>308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09">
            <text:p>309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3"/>
        </table:table-row>
        <table:table-row table:style-name="ro1">
          <table:table-cell office:value-type="float" office:value="310">
            <text:p>310</text:p>
          </table:table-cell>
          <table:table-cell table:style-name="ce9" table:number-columns-repeated="2"/>
          <table:table-cell table:content-validation-name="val13"/>
          <table:table-cell table:style-name="Default"/>
          <table:table-cell table:content-validation-name="val13"/>
          <table:table-cell table:style-name="ce9" table:number-columns-repeated="2"/>
          <table:table-cell table:style-name="ce17" office:value-type="string">
            <text:p>End Go Up Sky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style-name="ce10" table:number-columns-repeated="3"/>
          <table:table-cell table:style-name="ce16" office:value-type="string">
            <text:p>ev2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float" office:value="312">
            <text:p>312</text:p>
          </table:table-cell>
          <table:table-cell table:style-name="ce5" office:value-type="string">
            <text:p>TreeMix</text:p>
          </table:table-cell>
          <table:table-cell table:style-name="ce12"/>
          <table:table-cell table:content-validation-name="val13"/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style-name="Default"/>
          <table:table-cell table:style-name="ce5" office:value-type="string">
            <text:p>HouseLeft2</text:p>
          </table:table-cell>
          <table:table-cell table:style-name="ce15" office:value-type="string">
            <text:p>Cloud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table:style-name="ce5" office:value-type="string">
            <text:p>TreeMixBrush</text:p>
          </table:table-cell>
          <table:table-cell table:style-name="Default"/>
          <table:table-cell table:content-validation-name="val13"/>
          <table:table-cell table:style-name="ce15" office:value-type="string">
            <text:p>Cloud</text:p>
          </table:table-cell>
          <table:table-cell table:style-name="Default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style-name="Default"/>
          <table:table-cell table:style-name="ce5" office:value-type="string">
            <text:p>TreeMixBrush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HouseRight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Mix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 table:number-columns-repeated="2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table:style-name="ce5" office:value-type="string">
            <text:p>TreeMix</text:p>
          </table:table-cell>
          <table:table-cell table:style-name="Default" table:number-columns-repeated="3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style-name="Default"/>
          <table:table-cell table:style-name="ce5" office:value-type="string">
            <text:p>HouseLeft4</text:p>
          </table:table-cell>
          <table:table-cell table:style-name="Default" table:number-columns-repeated="2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style-name="Default"/>
          <table:table-cell table:style-name="ce5" office:value-type="string">
            <text:p>TreeMix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HouseRight2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style-name="Default" table:number-columns-repeated="2"/>
          <table:table-cell table:style-name="ce5" office:value-type="string">
            <text:p>Flag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 table:number-columns-repeated="2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content-validation-name="val13"/>
          <table:table-cell table:style-name="ce5" office:value-type="string">
            <text:p>TreeMixBrush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style-name="Default"/>
          <table:table-cell table:style-name="ce5" office:value-type="string">
            <text:p>Tree</text:p>
          </table:table-cell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style-name="ce5"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style-name="Default" table:number-columns-repeated="2"/>
          <table:table-cell table:style-name="ce13" office:value-type="string">
            <text:p>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table:style-name="ce5" office:value-type="string">
            <text:p>TreeMixBrush</text:p>
          </table:table-cell>
          <table:table-cell table:style-name="ce12"/>
          <table:table-cell table:style-name="ce13" office:value-type="string">
            <text:p>Item</text:p>
          </table:table-cell>
          <table:table-cell table:style-name="Default"/>
          <table:table-cell table:style-name="ce5" office:value-type="string">
            <text:p>Flag</text:p>
          </table:table-cell>
          <table:table-cell/>
          <table:table-cell table:style-name="ce5" office:value-type="string">
            <text:p>TreeMixBrush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style-name="Default"/>
          <table:table-cell table:style-name="ce5" office:value-type="string">
            <text:p>HouseLeft1</text:p>
          </table:table-cell>
          <table:table-cell table:style-name="ce14" office:value-type="string">
            <text:p>Red Item</text:p>
          </table:table-cell>
          <table:table-cell table:style-name="Default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table:style-name="Default" table:number-columns-repeated="4"/>
          <table:table-cell table:content-validation-name="val13"/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table:style-name="ce5" office:value-type="string">
            <text:p>TreeMix</text:p>
          </table:table-cell>
          <table:table-cell table:style-name="Default"/>
          <table:table-cell table:content-validation-name="val13"/>
          <table:table-cell table:style-name="Default"/>
          <table:table-cell table:content-validation-name="val13"/>
          <table:table-cell/>
          <table:table-cell table:style-name="ce5" office:value-type="string">
            <text:p>TreeMix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style-name="Default"/>
          <table:table-cell table:style-name="ce5" office:value-type="string">
            <text:p>Tree</text:p>
          </table:table-cell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table:style-name="Default" table:number-columns-repeated="2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table:style-name="ce5" office:value-type="string">
            <text:p>Tree</text:p>
          </table:table-cell>
          <table:table-cell table:style-name="Default"/>
          <table:table-cell table:content-validation-name="val13"/>
          <table:table-cell table:style-name="Default"/>
          <table:table-cell table:style-name="ce13" office:value-type="string">
            <text:p>Item</text:p>
          </table:table-cell>
          <table:table-cell/>
          <table:table-cell table:style-name="ce5" office:value-type="string">
            <text:p>Tree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style-name="Default" table:number-columns-repeated="2"/>
          <table:table-cell table:content-validation-name="val13"/>
          <table:table-cell table:style-name="Default" table:number-columns-repeated="2"/>
          <table:table-cell table:number-columns-repeated="3"/>
        </table:table-row>
        <table:table-row table:style-name="ro1" table:number-rows-repeated="645">
          <table:table-cell/>
          <table:table-cell table:content-validation-name="val12"/>
          <table:table-cell table:content-validation-name="val14" table:number-columns-repeated="3"/>
          <table:table-cell table:content-validation-name="val12"/>
          <table:table-cell table:number-columns-repeated="3"/>
        </table:table-row>
        <table:table-row table:style-name="ro1" table:number-rows-repeated="104757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04" table:style-name="ta1" table:print="false">
        <office:forms form:automatic-focus="false" form:apply-design-mode="false"/>
        <table:table-column table:style-name="co6" table:number-columns-repeated="6" table:default-cell-style-name="ce8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Left</text:p>
          </table:table-cell>
          <table:table-cell table:style-name="ce1" office:value-type="string">
            <text:p>MiddleLeft</text:p>
          </table:table-cell>
          <table:table-cell table:style-name="ce1" office:value-type="string">
            <text:p>Middle</text:p>
          </table:table-cell>
          <table:table-cell table:style-name="ce1" office:value-type="string">
            <text:p>MiddleRight</text:p>
          </table:table-cell>
          <table:table-cell table:style-name="ce1" office:value-type="string">
            <text:p>Lef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Ston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Ston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content-validation-name="val11" office:value-type="string">
            <text:p>Road Sign</text:p>
          </table:table-cell>
          <table:table-cell table:content-validation-name="val16" table:number-columns-repeated="2"/>
          <table:table-cell table:content-validation-name="val16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Boost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content-validation-name="val11" office:value-type="string">
            <text:p>Random Tree</text:p>
          </table:table-cell>
          <table:table-cell table:number-columns-repeated="2"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content-validation-name="val11" office:value-type="string">
            <text:p>Random Tree</text:p>
          </table:table-cell>
          <table:table-cell table:number-columns-repeated="2"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content-validation-name="val11" office:value-type="string">
            <text:p>Random Tree</text:p>
          </table:table-cell>
          <table:table-cell table:number-columns-repeated="2"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5" office:value-type="string">
            <text:p>Ston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5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5" office:value-type="string">
            <text:p>Hole</text:p>
          </table:table-cell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5" office:value-type="string">
            <text:p>Stone</text:p>
          </table:table-cell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oad Sign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Ho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5"/>
          <table:table-cell table:content-validation-name="val15" office:value-type="string">
            <text:p>Ho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content-validation-name="val11" office:value-type="string">
            <text:p>Random Tree</text:p>
          </table:table-cell>
          <table:table-cell table:content-validation-name="val15" office:value-type="string">
            <text:p>Ston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Ho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Ho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Boost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5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content-validation-name="val11" office:value-type="string">
            <text:p>Random Tree</text:p>
          </table:table-cell>
          <table:table-cell table:number-columns-repeated="2"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content-validation-name="val11" office:value-type="string">
            <text:p>Random Tree</text:p>
          </table:table-cell>
          <table:table-cell table:number-columns-repeated="2"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content-validation-name="val11" office:value-type="string">
            <text:p>Random Tree</text:p>
          </table:table-cell>
          <table:table-cell table:number-columns-repeated="2"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5" office:value-type="string">
            <text:p>Ston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5" office:value-type="string">
            <text:p>Hole</text:p>
          </table:table-cell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Ston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5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Stone</text:p>
          </table:table-cell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content-validation-name="val11" office:value-type="string">
            <text:p>Road Sign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Boost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number-columns-repeated="2"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number-columns-repeated="2"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number-columns-repeated="2"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content-validation-name="val11" office:value-type="string">
            <text:p>Random Tree</text:p>
          </table:table-cell>
          <table:table-cell table:content-validation-name="val15" office:value-type="string">
            <text:p>Ho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5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office:value-type="string">
            <text:p>Ston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5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Ho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office:value-type="string">
            <text:p>Stone</text:p>
          </table:table-cell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5" office:value-type="string">
            <text:p>Ho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Boost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5" office:value-type="string">
            <text:p>Ho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Ston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office:value-type="string">
            <text:p>Hole</text:p>
          </table:table-cell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Ston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oad Sign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5" office:value-type="string">
            <text:p>Ho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5" office:value-type="string">
            <text:p>Hole</text:p>
          </table:table-cell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Ston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Boost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office:value-type="string">
            <text:p>Ston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office:value-type="string">
            <text:p>Stone</text:p>
          </table:table-cell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Stone</text:p>
          </table:table-cell>
          <table:table-cell table:content-validation-name="val16" office:value-type="string">
            <text:p>Collectible</text:p>
          </table:table-cell>
          <table:table-cell table:content-validation-name="val16" office:value-type="string">
            <text:p>Ho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number-columns-repeated="2"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Hole</text:p>
          </table:table-cell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content-validation-name="val11" office:value-type="string">
            <text:p>Random Tree</text:p>
          </table:table-cell>
          <table:table-cell table:content-validation-name="val15" office:value-type="string">
            <text:p>Ho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Boost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Ston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content-validation-name="val11" office:value-type="string">
            <text:p>Road Sign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Collectibl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content-validation-name="val11" office:value-type="string">
            <text:p>Random Tree</text:p>
          </table:table-cell>
          <table:table-cell table:content-validation-name="val16"/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Stone</text:p>
          </table:table-cell>
          <table:table-cell table:content-validation-name="val16" office:value-type="string">
            <text:p>Collectibl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office:value-type="string">
            <text:p>Stone</text:p>
          </table:table-cell>
          <table:table-cell table:content-validation-name="val16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content-validation-name="val11" office:value-type="string">
            <text:p>Random Tree</text:p>
          </table:table-cell>
          <table:table-cell table:content-validation-name="val16" office:value-type="string">
            <text:p>Collectible</text:p>
          </table:table-cell>
          <table:table-cell table:content-validation-name="val16" table:number-columns-repeated="2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3"/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content-validation-name="val11" office:value-type="string">
            <text:p>Random Tree</text:p>
          </table:table-cell>
          <table:table-cell table:content-validation-name="val16" table:number-columns-repeated="2"/>
          <table:table-cell table:content-validation-name="val16" office:value-type="string">
            <text:p>Stone</text:p>
          </table:table-cell>
          <table:table-cell table:content-validation-name="val11" office:value-type="string">
            <text:p>Random Tree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01">
            <text:p>301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02">
            <text:p>302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03">
            <text:p>303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04">
            <text:p>304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05">
            <text:p>305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06">
            <text:p>306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07">
            <text:p>307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08">
            <text:p>308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09">
            <text:p>309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10">
            <text:p>310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11">
            <text:p>311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12">
            <text:p>312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13">
            <text:p>313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14">
            <text:p>314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15">
            <text:p>315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16">
            <text:p>316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17">
            <text:p>317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18">
            <text:p>318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19">
            <text:p>319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20">
            <text:p>320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21">
            <text:p>321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22">
            <text:p>322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23">
            <text:p>323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24">
            <text:p>324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25">
            <text:p>325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26">
            <text:p>326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27">
            <text:p>327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28">
            <text:p>328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29">
            <text:p>329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30">
            <text:p>330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31">
            <text:p>331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32">
            <text:p>332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33">
            <text:p>333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34">
            <text:p>334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35">
            <text:p>335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36">
            <text:p>336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37">
            <text:p>337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38">
            <text:p>338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39">
            <text:p>339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40">
            <text:p>340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41">
            <text:p>341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42">
            <text:p>342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43">
            <text:p>343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44">
            <text:p>344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45">
            <text:p>345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46">
            <text:p>346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47">
            <text:p>347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48">
            <text:p>348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office:value-type="float" office:value="349">
            <text:p>349</text:p>
          </table:table-cell>
          <table:table-cell table:content-validation-name="val12"/>
          <table:table-cell table:number-columns-repeated="3"/>
          <table:table-cell table:content-validation-name="val12"/>
        </table:table-row>
        <table:table-row table:style-name="ro1" table:number-rows-repeated="649">
          <table:table-cell/>
          <table:table-cell table:content-validation-name="val12"/>
          <table:table-cell table:number-columns-repeated="3"/>
          <table:table-cell table:content-validation-name="val12"/>
        </table:table-row>
        <table:table-row table:style-name="ro1" table:number-rows-repeated="104757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5/16/2018</text:date>, <text:time>15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23H34M55S</meta:editing-duration>
    <meta:editing-cycles>499</meta:editing-cycles>
    <meta:generator>OpenOffice.org/3.3$Win32 OpenOffice.org_project/330m20$Build-9567</meta:generator>
    <dc:date>2018-05-16T15:38:19.65</dc:date>
    <meta:document-statistic meta:table-count="5" meta:cell-count="4173" meta:object-count="2"/>
    <meta:user-defined meta:name="Info 1"/>
    <meta:user-defined meta:name="Info 2"/>
    <meta:user-defined meta:name="Info 3"/>
    <meta:user-defined meta:name="Info 4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>REM  *****  BASIC  *****
Const COMMAND_MAX = 30
Const MAP_MAX = 4
Const SEGMENT_SCALE = 3

Dim data(10000) as Byte
Dim dataLength as Integer


Sub Main

	Dim road As Object
	Dim segment As Object
	
	road = ThisComponent.Sheets(0)	

	dataLength = 0
	ReadRoad(road)
	
	For i = 1 To MAP_MAX
		segment = ThisComponent.Sheets(i)
		ReadSegment(road, segment)	
	Next i
	
	ExportBinary(dataLength)
	
End Sub

Sub GenerateSegments()	
	For i = 1 To MAP_MAX
		GenerateSegment(ThisComponent.Sheets(i))
	Next i
End Sub

Sub GenerateSegment(map)
	Dim road As Object
	Dim segmentLength as Integer
 
	road = ThisComponent.Sheets(0)	
	segmentLength = GetSegmentLength(road)
	
	For i = 0 To 500
		If i &lt; segmentLength Then
			map.getCellByPosition(0, i + 1).value = i
		Else
			map.getCellByPosition(0, i + 1).String = ""
		EndIf
	Next i
			
End Sub

Function Short2Byte(value)

	Dim result(2) as Byte

	result(1) = (value And &amp;H0000FF00&amp;) / &amp;H100
	result(0) = (value And &amp;H000000FF&amp;)

	Short2Byte = result
	
End Function

Function GetRoadValue(sheet as Object, dataType as String, dataInfo as String)
	Dim result as Integer
	
	Select Case dataType
		Case "Command":
			If dataInfo = "Straight" Then
				result = sheet.getCellRangeByName("I2").value				
			ElseIf dataInfo = "Curve" Then
				result = sheet.getCellRangeByName("I3").value
			EndIf
						
		Case "Length":
			If dataInfo = "Short" Then
				result = sheet.getCellRangeByName("I5").value				
			ElseIf dataInfo = "Medium" Then
				result = sheet.getCellRangeByName("I6").value
			ElseIf dataInfo = "Long" Then
				result = sheet.getCellRangeByName("I7").value
			EndIf
			
		Case "Curve":
			If dataInfo = "None" Then
				result = sheet.getCellRangeByName("I9").value				
			ElseIf dataInfo = "Easy" Then
				result = sheet.getCellRangeByName("I10").value
			ElseIf dataInfo = "Medium" Then
				result = sheet.getCellRangeByName("I11").value
			ElseIf dataInfo = "Hard" Then
				result = sheet.getCellRangeByName("I12").value
			EndIf
			
		Case "CurveDir":
			If dataInfo = "None" Then
				result = sheet.getCellRangeByName("I14").value				
			ElseIf dataInfo = "Left" Then
				result = sheet.getCellRangeByName("I15").value And &amp;HFF
			ElseIf dataInfo = "Right" Then
				result = sheet.getCellRangeByName("I16").value
			EndIf
			
		Case "Hill":
			If dataInfo = "None" Then
				result = sheet.getCellRangeByName("I18").value				
			ElseIf dataInfo = "Low" Then
				result = sheet.getCellRangeByName("I19").value
			ElseIf dataInfo = "Medium" Then
				result = sheet.getCellRangeByName("I20").value
			ElseIf dataInfo = "High" Then
				result = sheet.getCellRangeByName("I21").value
			EndIf
			
		Case "HillDir":
			If dataInfo = "None" Then
				result = sheet.getCellRangeByName("I23").value				
			ElseIf dataInfo = "Up" Then
				result = sheet.getCellRangeByName("I24").value And &amp;HFF
			ElseIf dataInfo = "Down" Then
				result = sheet.getCellRangeByName("I25").value
			EndIf
		
	End Select
	
	GetRoadValue = result
End Function

Function GetSegmentValue(sheet as Object, dataType as String, dataInfo as String)
	Dim result as Integer
		
	If dataInfo = "Tree" Then
		result = sheet.getCellRangeByName("L2").value					
	ElseIf dataInfo = "HouseLeft1" Then
		result = sheet.getCellRangeByName("L3").value
	ElseIf dataInfo = "HouseLeft2" Then
		result = sheet.getCellRangeByName("L4").value
	ElseIf dataInfo = "HouseLeft3" Then
		result = sheet.getCellRangeByName("L5").value
	ElseIf dataInfo = "HouseLeft4" Then
		result = sheet.getCellRangeByName("L6").value
	ElseIf dataInfo = "HouseRight1" Then
		result = sheet.getCellRangeByName("L7").value
	ElseIf dataInfo = "HouseRight2" Then
		result = sheet.getCellRangeByName("L8").value
	ElseIf dataInfo = "HouseRight3" Then
		result = sheet.getCellRangeByName("L9").value
	ElseIf dataInfo = "HouseRight4" Then
		result = sheet.getCellRangeByName("L10").value
	ElseIf dataInfo = "Cloud" Then
		result = sheet.getCellRangeByName("L11").value					
	ElseIf dataInfo = "Floor" Then
		result = sheet.getCellRangeByName("L12").value
	ElseIf dataInfo = "Flag" Then
		result = sheet.getCellRangeByName("L13").value
	ElseIf dataInfo = "TreeMix" Then
		result = sheet.getCellRangeByName("L14").value
	ElseIf dataInfo = "TreeMixBrush" Then
		result = sheet.getCellRangeByName("L15").value
	ElseIf dataInfo = "Item" Then
		result = sheet.getCellRangeByName("L16").value	
	ElseIf dataInfo = "Red Item" Then
		result = sheet.getCellRangeByName("L17").value	
	ElseIf dataInfo = "ev1" Then
		result = sheet.getCellRangeByName("L18").value	
	ElseIf dataInfo = "ev2" Then
		result = sheet.getCellRangeByName("L19").value	
		
	EndIf			
	
	GetSegmentValue = result
End Function

Function GetRoadLength(road)
	Dim result as Integer
	For i = 1 To COMMAND_MAX
		cellData = road.GetCellByPosition(0, i).String
		If cellData = "" Then
			Exit For
		Else
			result = result + 1
		End If
	Next i
	
	GetRoadLength = result
End Function

Function GetSegmentLength(road as Object)
	Dim result as Integer
	Dim cellData as String
	
	For i = 1 To COMMAND_MAX
		cellData = road.GetCellByPosition(1, i).String
		result = result + GetRoadValue(road, "Length", cellData)
	Next i
	
	GetSegmentLength = (result * 3) / SEGMENT_SCALE
End Function

Sub ReadRoad(road as Object)
	Dim dataType(5) As String
	Dim roadLength as Integer
	Dim cellData as String
	Dim bytes() as Byte
	
	dataType(0) = "Command"
	dataType(1) = "Length"
	dataType(2) = "Curve"
	dataType(3) = "CurveDir"
	dataType(4) = "Hill"
	dataType(5) = "HillDir"

	roadLength = GetRoadLength(road)	

	'road length
	bytes = Short2Byte(roadLength)
	data(dataLength) = CByte(bytes(0))
	dataLength = dataLength + 1
	data(dataLength) = CByte(bytes(1))
	dataLength = dataLength + 1
	
	'road info
	For i = 1 To roadLength
		For j = 0 To 5
			cellData = road.GetCellByPosition(j, i).String			
			data(dataLength) = CByte(GetRoadValue(road, dataType(j), cellData))
			dataLength = dataLength + 1
		Next j			
	Next i
		
End Sub

Sub ReadSegment(road, segment)
	Dim segmentLength as Integer
	Dim cellData as String
	
	segmentLength = GetSegmentLength(road)
	
	'segment info
	For i = 1 To segmentLength
		For j = 1 To 7
			cellData = segment.GetCellByPosition(j, i).String			
			If cellData = "" Then
				data(dataLength) = 0
			Else
				data(dataLength) = CByte(GetSegmentValue(road, "", cellData))
			EndIf
			dataLength = dataLength + 1
		Next j
	Next i
	
End Sub

Sub ExportBinary(length)
	Dim i as Integer
	Dim pathArr() as String
	Dim path as String
	Dim pathData as String
	Dim dataBinary() as Byte
	Redim dataBinary(length - 1)
	
	For i = 0 To ubound(dataBinary)
		dataBinary(i) = data(i)
	Next i
	
	pathArr = Split(ConvertFromUrl(ThisComponent.URL), "\")
	pathArr(ubound(pathArr)) = ""
	path = Join(pathArr, "\") + "map.bin"
	Open path For Binary As #1
		Put #1,,dataBinary
	Close #1
	
	pathArr(ubound(pathArr) - 1) = ""
	pathData = Join(pathArr, "\") + "data\map.bin"
	pathData = Replace(pathData, "\\", "\")
	
	On Error GoTo ErrorHandler
	FileCopy path, pathData

ErrorHandler:
	Resume Next
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